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RW Gothic" fo:font-family="'URW Gothic'" style:font-style-name="Book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RW Gothic" fo:font-family="'URW Gothic'" style:font-style-name="Book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26T15:31:24.942994314</dc:date>
    <meta:editing-duration>PT8M52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